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Verdana" svg:font-family="Verdana, sans-serif"/>
    <style:font-face style:name="TimesNewRomanPSMT" svg:font-family="TimesNewRomanPSM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NewRomanPSMT" fo:font-size="10.5pt" fo:font-weight="normal" style:font-name-asian="TimesNewRomanPSMT" style:font-size-asian="10.5pt" style:font-weight-asian="normal" style:font-name-complex="TimesNewRomanPSMT" style:font-size-complex="10.5pt" style:font-weight-complex="normal"/>
    </style:style>
    <style:style style:name="P4" style:family="paragraph" style:parent-style-name="Standard" style:list-style-name="L1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NewRomanPSMT" fo:font-size="10.5pt" fo:font-weight="normal" style:font-name-asian="TimesNewRomanPSMT" style:font-size-asian="10.5pt" style:font-weight-asian="normal" style:font-name-complex="TimesNewRomanPSMT" style:font-size-complex="10.5pt" style:font-weight-complex="normal"/>
    </style:style>
    <style:style style:name="P5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NewRomanPSMT" fo:font-size="10.5pt" fo:font-weight="normal" style:font-name-asian="TimesNewRomanPSMT" style:font-size-asian="10.5pt" style:font-weight-asian="normal" style:font-name-complex="TimesNewRomanPSMT" style:font-size-complex="10.5pt" style:font-weight-complex="normal"/>
    </style:style>
    <style:style style:name="P6" style:family="paragraph" style:parent-style-name="Standard" style:list-style-name="L1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fo:color="#000000" style:font-name="Verdana" fo:font-size="7.69999980926514pt" fo:letter-spacing="normal" fo:font-style="normal" style:text-underline-style="none" fo:font-weight="normal" style:font-name-asian="TimesNewRomanPSMT" style:font-size-asian="10.5pt" style:font-weight-asian="normal" style:font-name-complex="TimesNewRomanPSMT" style:font-size-complex="10.5pt" style:font-weight-complex="normal"/>
    </style:style>
    <style:style style:name="T1" style:family="text">
      <style:text-properties fo:color="#000000" style:font-name="TimesNewRomanPSMT" fo:font-size="10.5pt" fo:font-weight="bold" style:font-name-asian="TimesNewRomanPSMT" style:font-size-asian="10.5pt" style:font-weight-asian="bold" style:font-name-complex="TimesNewRomanPSMT" style:font-size-complex="10.5pt" style:font-weight-complex="bold"/>
    </style:style>
    <style:style style:name="T2" style:family="text">
      <style:text-properties fo:color="#000000" style:font-name="TimesNewRomanPSMT" fo:font-size="10.5pt" fo:font-weight="normal" style:font-name-asian="TimesNewRomanPSMT" style:font-size-asian="10.5pt" style:font-weight-asian="normal" style:font-name-complex="TimesNewRomanPSMT" style:font-size-complex="10.5pt"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ório de Interação</text:p>
      <text:p text:style-name="Standard"/>
      <text:p text:style-name="P1"><text:span text:style-name="T1">Data: 08</text:span><text:span text:style-name="T2">/02/2013 </text:span></text:p>
      <text:p text:style-name="P1"><text:span text:style-name="T1">Fase</text:span><text:span text:style-name="T2">: Construção 6</text:span></text:p>
      <text:p text:style-name="P1"><text:span text:style-name="T1">Iteração</text:span><text:span text:style-name="T2">: Sétima <text:s/></text:span></text:p>
      <text:p text:style-name="P1"><text:span text:style-name="T1">Colaborador</text:span><text:span text:style-name="T2">: Klevlon Borges de Moraes</text:span></text:p>
      <text:p text:style-name="P1"><text:span text:style-name="T1">Cargo Atual</text:span><text:span text:style-name="T2">: Qualidade do Processo</text:span></text:p>
      <text:p text:style-name="P3"/>
      <text:p text:style-name="P3">Atividades Realizadas:</text:p>
      <text:list xml:id="list8814257032561046682" text:style-name="L1">
        <text:list-item>
          <text:p text:style-name="P4">Atividade 1</text:p>
          <text:list>
            <text:list-item>
              <text:p text:style-name="P4">Descrição:</text:p>
              <text:list>
                <text:list-item>
                  <text:p text:style-name="P6">Preenchimento do formulário de solicitação de mudanças</text:p>
                </text:list-item>
              </text:list>
            </text:list-item>
            <text:list-item>
              <text:p text:style-name="P4">Tempo gasto</text:p>
              <text:list>
                <text:list-item>
                  <text:p text:style-name="P4">1 horas.</text:p>
                </text:list-item>
              </text:list>
            </text:list-item>
            <text:list-item>
              <text:p text:style-name="P4">Produtos Gerados</text:p>
              <text:list>
                <text:list-item>
                  <text:p text:style-name="P4">SGB_FSM_FormularioDeSolicitacaoDeMudancas</text:p>
                </text:list-item>
              </text:list>
            </text:list-item>
          </text:list>
        </text:list-item>
        <text:list-item>
          <text:p text:style-name="P4">Atividade 2</text:p>
          <text:list>
            <text:list-item>
              <text:p text:style-name="P4">Descrição</text:p>
              <text:list>
                <text:list-item>
                  <text:p text:style-name="P4">Checklist avaliação de impacto de mudança</text:p>
                </text:list-item>
              </text:list>
            </text:list-item>
            <text:list-item>
              <text:p text:style-name="P4">Tempo gasto</text:p>
              <text:list>
                <text:list-item>
                  <text:p text:style-name="P4">1,5 horas.</text:p>
                </text:list-item>
              </text:list>
            </text:list-item>
            <text:list-item>
              <text:p text:style-name="P4">Produtos gerados</text:p>
              <text:list>
                <text:list-item>
                  <text:p text:style-name="P4">SGB_REQ_CheckListAvaliacaoDeImpactoDeMudanca</text:p>
                </text:list-item>
              </text:list>
            </text:list-item>
          </text:list>
        </text:list-item>
        <text:list-item>
          <text:p text:style-name="P4">Atividade 3</text:p>
          <text:list>
            <text:list-item>
              <text:p text:style-name="P4">Descrição</text:p>
              <text:list>
                <text:list-item>
                  <text:p text:style-name="P4">Verificar com o dono do produto em qual browser(s) o sistema deverá ser exectado</text:p>
                </text:list-item>
              </text:list>
            </text:list-item>
            <text:list-item>
              <text:p text:style-name="P4">Tempo gasto</text:p>
              <text:list>
                <text:list-item>
                  <text:p text:style-name="P4">4 horas individuais.</text:p>
                </text:list-item>
              </text:list>
            </text:list-item>
            <text:list-item>
              <text:p text:style-name="P4">Produtos gerados</text:p>
              <text:list>
                <text:list-item>
                  <text:p text:style-name="P4">SGB_REQ_CheckListConformidadeRequisitos</text:p>
                </text:list-item>
              </text:list>
            </text:list-item>
          </text:list>
        </text:list-item>
      </text:list>
      <text:p text:style-name="P3"/>
      <text:p text:style-name="P3"/>
      <text:p text:style-name="P3">Total de horas na Iteração: 6,5 hor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OpenSymbol" svg:font-family="OpenSymbol"/>
    <style:font-face style:name="Verdana" svg:font-family="Verdana, sans-serif"/>
    <style:font-face style:name="TimesNewRomanPSMT" svg:font-family="TimesNewRomanPSM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5:52:25</meta:creation-date>
    <dc:date>2013-02-09T09:50:03</dc:date>
    <meta:editing-duration>PT2H31M47S</meta:editing-duration>
    <meta:editing-cycles>8</meta:editing-cycles>
    <meta:generator>OpenOffice.org/3.4.1$Unix OpenOffice.org_project/341m1$Build-9593</meta:generator>
    <meta:document-statistic meta:table-count="0" meta:image-count="0" meta:object-count="0" meta:page-count="1" meta:paragraph-count="29" meta:word-count="108" meta:character-count="765"/>
  </office:meta>
</office:document-meta>
</file>